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office:font-face-decls>
  <office:automatic-styles>
    <style:style style:name="P1" style:parent-style-name="Normal" style:master-page-name="MP0" style:family="paragraph">
      <style:paragraph-properties fo:break-before="page" fo:text-align="center" fo:line-height="150%"/>
      <style:text-properties style:font-name="Times New Roman" style:font-name-complex="Times New Roman" fo:font-weight="bold" style:font-weight-asian="bold" style:font-weight-complex="bold" fo:font-size="12pt" style:font-size-asian="12pt" style:font-size-complex="12pt"/>
    </style:style>
    <style:style style:name="P2" style:parent-style-name="Normal" style:family="paragraph">
      <style:paragraph-properties fo:line-height="150%"/>
      <style:text-properties style:font-name="Times New Roman" style:font-name-complex="Times New Roman" fo:font-size="12pt" style:font-size-asian="12pt" style:font-size-complex="12pt"/>
    </style:style>
    <style:style style:name="P3" style:parent-style-name="Normal"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4" style:parent-style-name="Normal"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5" style:parent-style-name="Normal"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6" style:parent-style-name="Normal"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7" style:parent-style-name="Normal" style:family="paragraph">
      <style:paragraph-properties fo:line-height="150%"/>
      <style:text-properties style:font-name="Times New Roman" style:font-name-complex="Times New Roman" fo:font-size="12pt" style:font-size-asian="12pt" style:font-size-complex="12pt"/>
    </style:style>
    <style:style style:name="P8" style:parent-style-name="Normal" style:family="paragraph">
      <style:paragraph-properties fo:line-height="150%"/>
      <style:text-properties style:font-name="Times New Roman" style:font-name-complex="Times New Roman" fo:font-size="12pt" style:font-size-asian="12pt" style:font-size-complex="12pt"/>
    </style:style>
    <style:style style:name="P9" style:parent-style-name="Normal" style:family="paragraph">
      <style:paragraph-properties fo:line-height="150%"/>
      <style:text-properties style:font-name="Times New Roman" style:font-name-complex="Times New Roman" fo:font-size="12pt" style:font-size-asian="12pt" style:font-size-complex="12pt"/>
    </style:style>
    <style:style style:name="P10" style:parent-style-name="Normal" style:family="paragraph">
      <style:paragraph-properties fo:line-height="150%"/>
      <style:text-properties style:font-name="Times New Roman" style:font-name-complex="Times New Roman" fo:font-size="12pt" style:font-size-asian="12pt" style:font-size-complex="12pt"/>
    </style:style>
    <style:style style:name="P11" style:parent-style-name="Normal" style:family="paragraph">
      <style:paragraph-properties fo:line-height="150%"/>
      <style:text-properties style:font-name="Times New Roman" style:font-name-complex="Times New Roman" fo:font-size="12pt" style:font-size-asian="12pt" style:font-size-complex="12pt"/>
    </style:style>
    <style:style style:name="P12" style:parent-style-name="Normal" style:family="paragraph">
      <style:paragraph-properties fo:line-height="150%"/>
      <style:text-properties style:font-name="Times New Roman" style:font-name-complex="Times New Roman" fo:font-size="12pt" style:font-size-asian="12pt" style:font-size-complex="12pt"/>
    </style:style>
    <style:style style:name="P13" style:parent-style-name="Normal" style:family="paragraph">
      <style:paragraph-properties fo:line-height="150%"/>
      <style:text-properties style:font-name="Times New Roman" style:font-name-complex="Times New Roman" fo:font-size="12pt" style:font-size-asian="12pt" style:font-size-complex="12pt"/>
    </style:style>
  </office:automatic-styles>
  <office:body>
    <office:text text:use-soft-page-breaks="true">
      <text:p text:style-name="P1">Case Study</text:p>
      <text:p text:style-name="P2">Priya, a recent graduate from a rural region, joins HorizonTech’s global marketing team in a major city. Raised in a community where relationships and family obligations guided daily life, she is accustomed to close-knit interactions and favors face-to-face discussions over emails. At HorizonTech, deadlines and quarterly targets dominate meetings, and colleagues rely heavily on concise written updates. During team brainstorming sessions, Priya often hesitates to speak up, worried that her storytelling approach—rooted in her hometown norms—might seem overly personal.<text:s/>Outside formal meetings, she slips into her regional dialect when chatting with fellow newcomers, then reverts to corporate English when managers approach. This shift sometimes causes confusion: peers aren’t sure which communication style to adopt with her. Meanwhile, her manager, Jorge, plans projects in strict monthly cycles, expecting rapid results. Priya’s preference for considering long-term community impact clashes with this pace. Additionally, her background—where access to private tutoring was rare—contrasts with teammates who boast international degrees and internship experiences. Conversations about weekend plans reveal different expectations: while her teammates book weekend workshops, Priya’s thoughts turn to family gatherings back home.<text:s/>Over time, misunderstandings surface: Priya’s teammates perceive her as reserved and slow, while she feels pressured to abandon her relational approach. The team’s struggle to bridge these differences underscores the complexities of working across varied life experiences and communication styles.</text:p>
      <text:p text:style-name="P3">Q1. What challenges does Priya face when interacting with her colleagues?</text:p>
      <text:p text:style-name="P4">Q2. How do differing planning horizons affect team collaboration?</text:p>
      <text:p text:style-name="P5">Q3. In what ways do team members’ backgrounds influence their expectations?</text:p>
      <text:p text:style-name="P6">Q4. How might the team better integrate diverse perspectives?</text:p>
      <text:p text:style-name="P7"/>
      <text:p text:style-name="P8"/>
      <text:p text:style-name="P9"/>
      <text:p text:style-name="P10"/>
      <text:p text:style-name="P11"/>
      <text:p text:style-name="P12"/>
      <text:p text:style-name="P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Zakia Naeem</meta:initial-creator>
    <dc:creator>Zakia Naeem</dc:creator>
    <meta:creation-date>2025-04-06T19:08:00Z</meta:creation-date>
    <dc:date>2025-04-06T19:24:00Z</dc:date>
    <meta:template xlink:href="Normal" xlink:type="simple"/>
    <meta:editing-cycles>2</meta:editing-cycles>
    <meta:editing-duration>PT540S</meta:editing-duration>
    <meta:document-statistic meta:page-count="2" meta:paragraph-count="3" meta:word-count="287" meta:character-count="1924" meta:row-count="13" meta:non-whitespace-character-count="1640"/>
  </office:meta>
</office:document-meta>
</file>